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264cm" svg:y="2.89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4.864cm" svg:y="2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614cm" svg:height="1.19cm" svg:x="6.464cm" svg:y="2.8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614cm" svg:height="1.19cm" svg:x="8.064cm" svg:y="2.8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614cm" svg:height="1.19cm" svg:x="9.664cm" svg:y="2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0.359cm" svg:x1="8.871cm" svg:y1="4.081cm" svg:x2="7.271cm" svg:y2="4.081cm" draw:start-shape="id1" draw:start-glue-point="2" draw:end-shape="id2" draw:end-glue-point="2" svg:d="M8871 4081c0 1290-1600 1290-1600 0" svg:viewBox="0 0 1601 969">
          <text:p/>
        </draw:connector>
        <draw:connector draw:style-name="gr4" draw:text-style-name="P1" draw:layer="layout" draw:type="curve" draw:line-skew="1.136cm" svg:x1="8.871cm" svg:y1="4.081cm" svg:x2="5.671cm" svg:y2="4.081cm" draw:start-shape="id1" draw:start-glue-point="2" draw:end-shape="id3" svg:d="M8871 4081c0 2455-3200 2455-3200 0" svg:viewBox="0 0 3201 1842">
          <text:p/>
        </draw:connector>
        <draw:connector draw:style-name="gr4" draw:text-style-name="P1" draw:layer="layout" draw:type="curve" svg:x1="10.471cm" svg:y1="4.081cm" svg:x2="7.271cm" svg:y2="4.081cm" draw:start-shape="id4" draw:start-glue-point="2" draw:end-shape="id2" draw:end-glue-point="2" svg:d="M10471 4081c0 751-3200 751-3200 0" svg:viewBox="0 0 32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12:17:26.311910566</dc:date>
    <dc:creator>elucterio </dc:creator>
    <meta:editing-duration>PT1H2M53S</meta:editing-duration>
    <meta:editing-cycles>10</meta:editing-cycles>
    <meta:generator>LibreOffice/4.2.8.2$Linux_X86_64 LibreOffice_project/420m0$Build-2</meta:generator>
    <meta:document-statistic meta:object-count="8"/>
  </office:meta>
</office:document-meta>
</file>